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1" svg:font-family="Roboto"/>
    <style:font-face style:name="Tinus" svg:font-family="Tinu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Tinus"/>
    </style:style>
    <style:style style:name="P2" style:family="paragraph" style:parent-style-name="Standard">
      <style:text-properties style:font-name="Tinus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<text:span text:style-name="T1">Grande é o Senhor</text:span></text:p>
      <text:p text:style-name="P1"></text:p>
      <text:p text:style-name="P1">Intro: G <text:s/>Bm <text:s/>C <text:s/>Bm <text:s/>Am <text:s/>D</text:p>
      <text:p text:style-name="P1"></text:p>
      <text:p text:style-name="P1"><text:s/>G <text:s text:c="10"/>C</text:p>
      <text:p text:style-name="P1">Grande é o Senhor</text:p>
      <text:p text:style-name="P1"><text:s text:c="7"/>D <text:s text:c="10"/>G</text:p>
      <text:p text:style-name="P1">E mui digno de louvor</text:p>
      <text:p text:style-name="P1"><text:s text:c="5"/>C <text:s text:c="11"/>B</text:p>
      <text:p text:style-name="P1">Na cidade do nosso Deus</text:p>
      <text:p text:style-name="P1"><text:s text:c="10"/>Em</text:p>
      <text:p text:style-name="P1">Seu Santo monte</text:p>
      <text:p text:style-name="P1">G <text:s text:c="13"/>Am G <text:s text:c="3"/>C D</text:p>
      <text:p text:style-name="P1">Alegria de toda terra...OOOO</text:p>
      <text:p text:style-name="P1"></text:p>
      <text:p text:style-name="P1"><text:s/>G <text:s text:c="10"/>C</text:p>
      <text:p text:style-name="P1">Grande é o Senhor</text:p>
      <text:p text:style-name="P1"><text:s text:c="12"/>Cm <text:s text:c="7"/>G</text:p>
      <text:p text:style-name="P1">Em quem nós temos a vitória</text:p>
      <text:p text:style-name="P1"><text:s text:c="6"/>C</text:p>
      <text:p text:style-name="P1">E que nos ajuda</text:p>
      <text:p text:style-name="P1">B <text:s text:c="10"/>Em</text:p>
      <text:p text:style-name="P1">Contra o inimigo</text:p>
      <text:p text:style-name="P1"><text:s text:c="4"/>G</text:p>
      <text:p text:style-name="P1">Por isso diante Dele</text:p>
      <text:p text:style-name="P1"><text:s text:c="9"/>Am <text:s/>G <text:s text:c="5"/>C <text:s/>D</text:p>
      <text:p text:style-name="P1">Nos prostra..mos...Reeé</text:p>
      <text:p text:style-name="P1"></text:p>
      <text:p text:style-name="P1"><text:s text:c="3"/>G</text:p>
      <text:p text:style-name="P1">Queremos o Teu </text:p>
      <text:p text:style-name="P1"><text:s text:c="13"/>Bm</text:p>
      <text:p text:style-name="P1">Nome engrandecer</text:p>
      <text:p text:style-name="P1">C <text:s text:c="9"/>Bm</text:p>
      <text:p text:style-name="P1">E agradecer-Te</text:p>
      <text:p text:style-name="P1"><text:s text:c="8"/>Am <text:s text:c="12"/>D</text:p>
      <text:p text:style-name="P1">Por Tua obra Em nossas vidas</text:p>
      <text:p text:style-name="P1"><text:s text:c="4"/>G <text:s text:c="21"/>Bm</text:p>
      <text:p text:style-name="P1">confiamos em teu infinito amor</text:p>
      <text:p text:style-name="P1"><text:s text:c="5"/>C <text:s text:c="10"/>G</text:p>
      <text:p text:style-name="P1">Pois so tu es o Deus eterno</text:p>
      <text:p text:style-name="P1"><text:s/>Am <text:s text:c="8"/>D <text:s text:c="6"/>G <text:s/>D <text:s/>G</text:p>
      <text:p text:style-name="P1">sobre toda terra e céu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1" svg:font-family="Roboto"/>
    <style:font-face style:name="Tinus" svg:font-family="Tinu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Robot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Roboto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Robot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26T10:57:50</meta:creation-date>
    <dc:date>2016-05-26T11:40:11</dc:date>
    <meta:editing-duration>PT42M28S</meta:editing-duration>
    <meta:editing-cycles>3</meta:editing-cycles>
    <meta:generator>OpenOffice/4.1.2$Linux OpenOffice.org_project/412m3$Build-9782</meta:generator>
    <meta:document-statistic meta:table-count="0" meta:image-count="0" meta:object-count="0" meta:page-count="1" meta:paragraph-count="43" meta:word-count="124" meta:character-count="768"/>
  </office:meta>
</office:document-meta>
</file>